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63aad" officeooo:paragraph-rsid="00163aad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a985a" officeooo:paragraph-rsid="001a985a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2eb17d" officeooo:paragraph-rsid="0031d0ed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4569d3" officeooo:paragraph-rsid="004569d3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fo:font-weight="bold" officeooo:rsid="0031d0ed" officeooo:paragraph-rsid="0031d0e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/>
      <style:text-properties style:font-name="Ubuntu" fo:font-size="14pt" fo:font-weight="bold" officeooo:rsid="003f9cdf" officeooo:paragraph-rsid="003f9cdf" style:font-size-asian="14pt" style:font-weight-asian="bold" style:font-size-complex="14pt" style:font-weight-complex="bold"/>
    </style:style>
    <style:style style:name="P7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8" style:family="paragraph" style:parent-style-name="Heading_20_2">
      <style:paragraph-properties fo:line-height="150%" fo:text-align="center" style:justify-single-word="false"/>
      <style:text-properties style:font-name="Ubuntu" officeooo:paragraph-rsid="005da691"/>
    </style:style>
    <style:style style:name="P9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10" style:family="paragraph" style:parent-style-name="Standard">
      <style:paragraph-properties fo:line-height="150%"/>
      <style:text-properties style:font-name="Ubuntu" fo:font-size="14pt" officeooo:rsid="004569d3" officeooo:paragraph-rsid="00440074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63aad" officeooo:paragraph-rsid="005da691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officeooo:paragraph-rsid="005d9392"/>
    </style:style>
    <style:style style:name="P13" style:family="paragraph" style:parent-style-name="Standard">
      <style:paragraph-properties fo:line-height="150%"/>
      <style:text-properties style:font-name="Ubuntu" fo:font-size="14pt" officeooo:rsid="001206bd" officeooo:paragraph-rsid="001206bd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105cb0" officeooo:paragraph-rsid="005da691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105cb0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105cb0" officeooo:paragraph-rsid="005d9392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1a985a" officeooo:paragraph-rsid="005da691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2627d3" officeooo:paragraph-rsid="005da691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134166" officeooo:paragraph-rsid="005d9392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4a3dda" officeooo:paragraph-rsid="005d9392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4b1dc3" officeooo:paragraph-rsid="005d9392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4569d3" officeooo:paragraph-rsid="005da691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163aad" officeooo:paragraph-rsid="005da691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2eb17d" officeooo:paragraph-rsid="005da691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3db31a" officeooo:paragraph-rsid="005da691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440074" officeooo:paragraph-rsid="005da691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51e7ed" officeooo:paragraph-rsid="0051e7ed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4e5861" officeooo:paragraph-rsid="004e5861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4ed8cb" officeooo:paragraph-rsid="004ed8cb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529129" officeooo:paragraph-rsid="00529129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4f25bd" officeooo:paragraph-rsid="004f25bd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52de2b" officeooo:paragraph-rsid="0052de2b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fo:font-weight="normal" officeooo:rsid="001a985a" officeooo:paragraph-rsid="005d9392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50%"/>
      <style:text-properties style:font-name="Ubuntu" fo:font-size="14pt" fo:font-weight="normal" officeooo:rsid="001a985a" officeooo:paragraph-rsid="005da691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50%"/>
      <style:text-properties style:font-name="Ubuntu" fo:font-size="14pt" fo:font-weight="normal" officeooo:rsid="00163aad" officeooo:paragraph-rsid="005da691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50%"/>
      <style:text-properties style:font-name="Ubuntu" fo:font-size="14pt" fo:font-weight="bold" officeooo:rsid="005d9392" officeooo:paragraph-rsid="005d9392" style:font-size-asian="14pt" style:font-weight-asian="bold" style:font-size-complex="14pt" style:font-weight-complex="bold"/>
    </style:style>
    <style:style style:name="P37" style:family="paragraph" style:parent-style-name="Standard">
      <style:paragraph-properties fo:line-height="150%"/>
      <style:text-properties style:font-name="Ubuntu" fo:font-size="14pt" fo:font-weight="bold" officeooo:rsid="005da691" officeooo:paragraph-rsid="005da691" style:font-size-asian="14pt" style:font-weight-asian="bold" style:font-size-complex="14pt" style:font-weight-complex="bold"/>
    </style:style>
    <style:style style:name="P38" style:family="paragraph" style:parent-style-name="Standard">
      <style:paragraph-properties fo:line-height="150%"/>
      <style:text-properties style:font-name="Ubuntu" fo:font-size="14pt" officeooo:rsid="0051e7ed" officeooo:paragraph-rsid="0051e7ed" fo:background-color="#dddddd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4f25bd" officeooo:paragraph-rsid="004f25bd" fo:background-color="#dddddd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weight="bold" officeooo:rsid="005da691" officeooo:paragraph-rsid="005da691" style:font-weight-asian="bold" style:font-weight-complex="bold"/>
    </style:style>
    <style:style style:name="P41" style:family="paragraph" style:parent-style-name="Standard">
      <style:paragraph-properties fo:line-height="150%"/>
      <style:text-properties style:font-name="Ubuntu" officeooo:paragraph-rsid="005da691"/>
    </style:style>
    <style:style style:name="P42" style:family="paragraph" style:parent-style-name="Standard">
      <style:paragraph-properties fo:line-height="150%"/>
      <style:text-properties style:font-name="Ubuntu" officeooo:paragraph-rsid="005d9392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4ce8c4" fo:background-color="#dddddd" loext:char-shading-value="0"/>
    </style:style>
    <style:style style:name="T3" style:family="text">
      <style:text-properties officeooo:rsid="005d9392" fo:background-color="#dddddd" loext:char-shading-value="0"/>
    </style:style>
    <style:style style:name="T4" style:family="text">
      <style:text-properties officeooo:rsid="005da691" fo:background-color="#dddddd" loext:char-shading-value="0"/>
    </style:style>
    <style:style style:name="T5" style:family="text">
      <style:text-properties officeooo:rsid="00163aad"/>
    </style:style>
    <style:style style:name="T6" style:family="text">
      <style:text-properties officeooo:rsid="0017a632"/>
    </style:style>
    <style:style style:name="T7" style:family="text">
      <style:text-properties officeooo:rsid="00197e0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b566d" style:font-weight-asian="normal" style:font-weight-complex="normal"/>
    </style:style>
    <style:style style:name="T10" style:family="text">
      <style:text-properties fo:font-weight="normal" officeooo:rsid="003ba725" style:font-weight-asian="normal" style:font-weight-complex="normal"/>
    </style:style>
    <style:style style:name="T11" style:family="text">
      <style:text-properties fo:font-weight="normal" officeooo:rsid="00197e07" style:font-weight-asian="normal" style:font-weight-complex="normal"/>
    </style:style>
    <style:style style:name="T12" style:family="text">
      <style:text-properties fo:font-weight="normal" officeooo:rsid="001a985a" fo:background-color="#dddddd" loext:char-shading-value="0" style:font-weight-asian="normal" style:font-weight-complex="normal"/>
    </style:style>
    <style:style style:name="T13" style:family="text">
      <style:text-properties fo:font-weight="normal" officeooo:rsid="005da691" fo:background-color="#dddddd" loext:char-shading-value="0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627d3"/>
    </style:style>
    <style:style style:name="T16" style:family="text">
      <style:text-properties officeooo:rsid="00305d90"/>
    </style:style>
    <style:style style:name="T17" style:family="text">
      <style:text-properties officeooo:rsid="003099d8"/>
    </style:style>
    <style:style style:name="T18" style:family="text">
      <style:text-properties officeooo:rsid="0032c8bd"/>
    </style:style>
    <style:style style:name="T19" style:family="text">
      <style:text-properties officeooo:rsid="003f52a8"/>
    </style:style>
    <style:style style:name="T20" style:family="text">
      <style:text-properties officeooo:rsid="004569d3"/>
    </style:style>
    <style:style style:name="T21" style:family="text">
      <style:text-properties officeooo:rsid="004bb71f"/>
    </style:style>
    <style:style style:name="T22" style:family="text">
      <style:text-properties officeooo:rsid="004ce8c4"/>
    </style:style>
    <style:style style:name="T23" style:family="text">
      <style:text-properties officeooo:rsid="0050c796"/>
    </style:style>
    <style:style style:name="T24" style:family="text">
      <style:text-properties officeooo:rsid="0051e7ed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officeooo:rsid="00105cb0" style:font-size-asian="14pt" style:font-size-complex="14pt"/>
    </style:style>
    <style:style style:name="T27" style:family="text">
      <style:text-properties fo:font-size="14pt" officeooo:rsid="001a985a" style:font-size-asian="14pt" style:font-size-complex="14pt"/>
    </style:style>
    <style:style style:name="T28" style:family="text">
      <style:text-properties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font-size="14pt" fo:font-weight="normal" officeooo:rsid="001a985a" style:font-size-asian="14pt" style:font-weight-asian="normal" style:font-size-complex="14pt" style:font-weight-complex="normal"/>
    </style:style>
    <style:style style:name="T30" style:family="text">
      <style:text-properties fo:font-size="14pt" fo:font-weight="normal" officeooo:rsid="00197e07" style:font-size-asian="14pt" style:font-weight-asian="normal" style:font-size-complex="14pt" style:font-weight-complex="normal"/>
    </style:style>
    <style:style style:name="T31" style:family="text">
      <style:text-properties fo:font-size="14pt" fo:font-weight="normal" officeooo:rsid="005da691" fo:background-color="#dddddd" loext:char-shading-value="0" style:font-size-asian="14pt" style:font-weight-asian="normal" style:font-size-complex="14pt" style:font-weight-complex="normal"/>
    </style:style>
    <style:style style:name="T32" style:family="text">
      <style:text-properties fo:font-size="14pt" fo:font-weight="normal" officeooo:rsid="001a985a" fo:background-color="#dddddd" loext:char-shading-value="0" style:font-size-asian="14pt" style:font-weight-asian="normal" style:font-size-complex="14pt" style:font-weight-complex="normal"/>
    </style:style>
    <style:style style:name="T33" style:family="text">
      <style:text-properties officeooo:rsid="005da6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Regex no Javascript</text:h>
      <text:p text:style-name="P13">Para declarar um regex literal no javascript digite duas barras e coloque o conteudo dentro delas: <text:span text:style-name="T1">/ / </text:span></text:p>
      <text:p text:style-name="P13">Para declarar um regex utilizando o objeto contrutor digite: <text:span text:style-name="T1">new RegExp( ) </text:span></text:p>
      <text:p text:style-name="P14">_____________________________________________________________________</text:p>
      <text:h text:style-name="P8" text:outline-level="2">Aplicando no Javascript</text:h>
      <text:p text:style-name="P17">Para aplicar regex no javascript é necessario usar <text:span text:style-name="T15">algo</text:span> p<text:span text:style-name="T15">a</text:span>ra armazena-las, <text:span text:style-name="T15">ou seja, as expressões regulares precisam ser guardadas em variaveis, arrays, objetos <text:s/>ou em expressões, qualquer coisa que possa armazena-la.</text:span></text:p>
      <text:p text:style-name="P17"/>
      <text:p text:style-name="P18"><text:span text:style-name="T14">Obs: </text:span><text:span text:style-name="T8">Para validar um e-mail com javascript, </text:span><text:span text:style-name="T9">não é permitido colocar a flag g</text:span><text:span text:style-name="T10">,</text:span><text:span text:style-name="T9"> </text:span><text:span text:style-name="T10">isso acontece porque a</text:span><text:span text:style-name="T9"> validação é </text:span><text:span text:style-name="T10">pelo input, onde toda vez que o valor do input é alterado a validação tambem é, fazendo com que fique intercalando, resultando em um bug</text:span></text:p>
      <text:p text:style-name="P15">_____________________________________________________________________</text:p>
      <text:h text:style-name="P9" text:outline-level="2">Metodos Regex</text:h>
      <text:p text:style-name="P36">Test:</text:p>
      <text:p text:style-name="P19"><text:span text:style-name="T3">regex</text:span><text:span text:style-name="T1">.test(str) </text:span><text:s/>← Testa uma string usando regex e retorna true ou false</text:p>
      <text:p text:style-name="P33"/>
      <text:p text:style-name="P36">Exec:</text:p>
      <text:p text:style-name="P19"><text:span text:style-name="T3">regex</text:span><text:span text:style-name="T1">.exec(str) </text:span><text:s/>← Testa uma string usando regex e <text:span text:style-name="T5">retorna informações adicionais, porem é mais custoso e é usado em casos especificos</text:span></text:p>
      <text:p text:style-name="P19"/>
      <text:p text:style-name="P20">O metodo exec é utilizado quando for necessario ter maiores detalhes sobre o padrão que esta sendo aplicado na regex.</text:p>
      <text:p text:style-name="P20">Toda vez que o metodo exec é executado o valor de retorno é alterado até retornar null.</text:p>
      <text:p text:style-name="P21"><text:soft-page-break/>O primeiro indice do array retornado pelo exec é a string identificada, o segundo indice é o grupo, a propriedade index é a posição que a string foi identificada e a propriedade input é a string original.</text:p>
      <text:p text:style-name="P21">Toda regex possui o lastIndex, <text:span text:style-name="T21">que é a posição que ele vai começar a preocurar na próxima execução, </text:span><text:span text:style-name="T22">se a string acabar vai retornar null, ou seja, toda vez que o exec é executado ele atualiza o lastIndex. Para acessar o lastIndex digite: </text:span><text:span text:style-name="T2">regex.lastIndex </text:span></text:p>
      <text:p text:style-name="P16">_____________________________________________________________________</text:p>
      <text:h text:style-name="P9" text:outline-level="2">Metodos String</text:h>
      <text:p text:style-name="P37">Replace:</text:p>
      <text:p text:style-name="P11"><text:span text:style-name="T4">string</text:span><text:span text:style-name="T1">.replace(regex | str, newStr | fn) </text:span><text:s/>← <text:span text:style-name="T6">Substitui uma coisa por outra</text:span></text:p>
      <text:p text:style-name="P15"/>
      <text:p text:style-name="P24">Dentro do replace, <text:span text:style-name="T16">s</text:span>e a regex possuir grupos o primeiro parametro da função será a string identificada <text:span text:style-name="T18">pelo regex</text:span> em si, enquanto o resto <text:span text:style-name="T18">(dependendo da quantidade)</text:span> vai representar os grupos<text:span text:style-name="T16"> d</text:span><text:span text:style-name="T18">ela</text:span><text:span text:style-name="T16">, </text:span><text:span text:style-name="T17">identificando e armazenando nos parametros as partes da string que casam com cada grupo. O segundo parametro representa o grupo 1, o terceiro representa o grupo 2 e assim por diante. </text:span><text:span text:style-name="T18">Depois que os grupos terminarem o próximo parametro retorna a posição em que a ocorrencia foi identificada e por ultimo a string toda é retornada.</text:span></text:p>
      <text:p text:style-name="P24"/>
      <text:p text:style-name="P25"><text:span text:style-name="T8">Obs:</text:span><text:span text:style-name="T14"> </text:span><text:span text:style-name="T8">Replace não altera naturalmente a string original</text:span></text:p>
      <text:p text:style-name="P34"/>
      <text:p text:style-name="P37">Match:</text:p>
      <text:p text:style-name="P35"><text:span text:style-name="T4">string</text:span><text:span text:style-name="T1">.match(regex) </text:span><text:s/>← <text:span text:style-name="T6">Testa string</text:span><text:span text:style-name="T7">s</text:span><text:span text:style-name="T6"> usando regex e retorna informações adicionais sobre </text:span><text:span text:style-name="T7">o match</text:span></text:p>
      <text:p text:style-name="P34"><text:span text:style-name="T8"/></text:p>
      <text:p text:style-name="P26">O metodo match retorna um array, quando a flag g esta desabilitada o primeiro indice é a string identificada em si, enquanto o resto são <text:soft-page-break/>propriedades e valores, a propriedade index é a posição e o input é a string original, <text:span text:style-name="T20">para acessar esses valores é necessario fazer igual a um objeto.</text:span></text:p>
      <text:p text:style-name="P22">Quando a flag g esta habilitada o match retorna um array normal que vai conter todas as strings identificadas.</text:p>
      <text:p text:style-name="P34"><text:span text:style-name="T29"/></text:p>
      <text:p text:style-name="P40"><text:span text:style-name="T27">S</text:span><text:span text:style-name="T25">earch:</text:span></text:p>
      <text:p text:style-name="P41"><text:span text:style-name="T31">string</text:span><text:span text:style-name="T32">.search(regex) </text:span><text:span text:style-name="T29"><text:s/>← </text:span><text:span text:style-name="T30">Testa strings usando regex e retorna a posição da primeira ocorrencia, senão encontrar retorna -1</text:span></text:p>
      <text:p text:style-name="P12"><text:span text:style-name="T26">_____________________________________________________________________</text:span></text:p>
      <text:h text:style-name="P9" text:outline-level="2">RegExp</text:h>
      <text:p text:style-name="P27">A regexp será usada quando o valor da regex é dinamico, ou seja, quando precisar armazenar a regex em uma variavel pra usa-la como expressão regular: <text:span text:style-name="T1">let variavel = new RegExp(‘ ’, ‘ ’) </text:span></text:p>
      <text:p text:style-name="P28"><text:s/></text:p>
      <text:p text:style-name="P27">O regexp recebe dois parametros, o primeiro é uma expressão regular e o segundo são os modificadores: <text:span text:style-name="T1">new RegExp(‘regex’, ‘modificadores’) </text:span><text:s/></text:p>
      <text:p text:style-name="P28"/>
      <text:p text:style-name="P28">É <text:span text:style-name="T24">possível com regexp criar uma expressão regular com base na variavel, onde o valor dessa variavel pode ser um input ou informação de um banco de dados etc.</text:span></text:p>
      <text:p text:style-name="P38">new RegExp(variavel,’ ‘) </text:p>
      <text:p text:style-name="P29"/>
      <text:p text:style-name="P30">A variavel que armazena o new regexp é considerada uma regex, então é possível usa-lo normalmente:</text:p>
      <text:p text:style-name="P39">let regex = new RegExp(‘ ’, ‘ ‘)</text:p>
      <text:p text:style-name="P39">regex.<text:span text:style-name="T23">exec(str)</text:span></text:p>
      <text:p text:style-name="P31"/>
      <text:p text:style-name="P32">Para usar o contra barra dentro do regexp é preciso escapa-lo, ou seja, usar outro contra-barra: <text:span text:style-name="T1">\\w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20:38:13.478115637</meta:creation-date>
    <dc:date>2022-12-12T14:26:24.895271212</dc:date>
    <meta:editing-duration>PT13H20M25S</meta:editing-duration>
    <meta:editing-cycles>40</meta:editing-cycles>
    <meta:generator>LibreOffice/7.3.7.2$Linux_X86_64 LibreOffice_project/30$Build-2</meta:generator>
    <meta:document-statistic meta:table-count="0" meta:image-count="0" meta:object-count="0" meta:page-count="3" meta:paragraph-count="40" meta:word-count="614" meta:character-count="3916" meta:non-whitespace-character-count="3327"/>
  </office:meta>
</office:document-meta>
</file>